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Courier New"/>
    </style:style>
    <style:style style:name="P2" style:family="paragraph" style:parent-style-name="Standard" style:list-style-name="">
      <style:paragraph-properties style:text-autospace="none"/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fo:color="#000000" style:font-name="Courier New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00" style:font-name="Courier New" fo:font-size="12pt" style:font-name-asian="Consolas" style:font-size-asian="12pt" style:font-name-complex="Consolas" style:font-size-complex="12pt"/>
    </style:style>
    <style:style style:name="P5" style:family="paragraph" style:parent-style-name="Standard" style:list-style-name="L1">
      <style:paragraph-properties style:text-autospace="none"/>
      <style:text-properties fo:color="#000000" style:font-name="Courier New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fo:color="#000000" style:font-name="Courier New" fo:font-size="12pt" style:font-size-asian="12pt" style:font-size-complex="12pt"/>
    </style:style>
    <style:style style:name="P7" style:family="paragraph" style:parent-style-name="Standard" style:list-style-name="">
      <style:paragraph-properties fo:background-color="#b3b3b3" style:text-autospace="none">
        <style:background-image/>
      </style:paragraph-properties>
    </style:style>
    <style:style style:name="P8" style:family="paragraph" style:parent-style-name="Standard" style:list-style-name="">
      <style:paragraph-properties fo:background-color="#b3b3b3" style:text-autospace="none">
        <style:background-image/>
      </style:paragraph-properties>
      <style:text-properties fo:color="#f1f2f3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fo:background-color="#b3b3b3" style:text-autospace="none">
        <style:background-image/>
      </style:paragraph-properties>
    </style:style>
    <style:style style:name="T1" style:family="text">
      <style:text-properties fo:color="#f1f2f3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font-size="9.5pt" style:font-name-asian="Consolas" style:font-size-asian="9.5pt" style:font-name-complex="Consolas" style:font-size-complex="9.5pt"/>
    </style:style>
    <style:style style:name="T3" style:family="text">
      <style:text-properties style:font-name-asian="Consolas" style:font-name-complex="Consolas"/>
    </style:style>
    <style:style style:name="T4" style:family="text">
      <style:text-properties fo:color="#678cb1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93c763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66747b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e8e2b7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ec76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ffcd22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3">Fund Manager C# library</text:p>
      <text:p text:style-name="P2"/>
      <text:p text:style-name="P4">Assumptions made</text:p>
      <text:p text:style-name="P4"/>
      <text:p text:style-name="P4">Fund can hold more than one stock positions</text:p>
      <text:p text:style-name="P4">Each stock in the fund is unique</text:p>
      <text:p text:style-name="P4">Fund only have one cash position</text:p>
      <text:p text:style-name="P4">Price stored in the stock position reflects the current market price of the stock</text:p>
      <text:p text:style-name="P4">All Notional values are rounded to 2 decimal places</text:p>
      <text:p text:style-name="P4">Cash will always be stored in pennies</text:p>
      <text:p text:style-name="P4"/>
      <text:p text:style-name="P4">Library Features</text:p>
      <text:p text:style-name="P4"/>
      <text:p text:style-name="P4">1) Ability to setup a new Fund</text:p>
      <text:p text:style-name="P4">2) Ability to add stock and cash to the fund</text:p>
      <text:p text:style-name="P4">3) Ability to configure benchmark index data</text:p>
      <text:p text:style-name="P4">4) Calculate stock valuation with in the fund</text:p>
      <text:p text:style-name="P4">5) Calculate cash position held in the fund</text:p>
      <text:p text:style-name="P4">6) Calculate total fund value</text:p>
      <text:p text:style-name="P4">7) Calculate weightage of stock in the fund</text:p>
      <text:p text:style-name="P4">8) Compare stock weightage to benchmark index</text:p>
      <text:p text:style-name="P4"/>
      <text:p text:style-name="P4">Future changes</text:p>
      <text:p text:style-name="P4"/>
      <text:list xml:id="list6748667812301068763" text:style-name="L1">
        <text:list-item>
          <text:p text:style-name="P5"><text:span text:style-name="T3">Add data persistent laye</text:span></text:p>
        </text:list-item>
        <text:list-item>
          <text:p text:style-name="P5"><text:span text:style-name="T3">Add logging module</text:span></text:p>
        </text:list-item>
        <text:list-item>
          <text:p text:style-name="P5"><text:span text:style-name="T3">Ability to create portfolio of funds</text:span></text:p>
        </text:list-item>
        <text:list-item>
          <text:p text:style-name="P5"><text:span text:style-name="T3">Add robust exception handling</text:span></text:p>
        </text:list-item>
      </text:list>
      <text:p text:style-name="P6"><text:span text:style-name="T3">Usage</text:span></text:p>
      <text:p text:style-name="P9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ni bala</meta:initial-creator>
    <meta:creation-date>2017-05-21T20:05:24.83</meta:creation-date>
    <meta:document-statistic meta:table-count="0" meta:image-count="0" meta:object-count="0" meta:page-count="1" meta:paragraph-count="24" meta:word-count="143" meta:character-count="789"/>
    <dc:date>2017-05-21T20:23:10.65</dc:date>
    <dc:creator>rajni bala</dc:creator>
    <meta:editing-duration>PT2M30S</meta:editing-duration>
    <meta:editing-cycles>1</meta:editing-cycles>
    <meta:generator>OpenOffice/4.1.1$Win32 OpenOffice.org_project/411m6$Build-9775</meta:generator>
  </office:meta>
</office:document-meta>
</file>